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8986in" fo:margin-left="0.0035in" fo:margin-top="0in" fo:margin-bottom="0in" table:align="left" style:writing-mode="lr-tb"/>
    </style:style>
    <style:style style:name="Table1.A" style:family="table-column">
      <style:table-column-properties style:column-width="0.8819in"/>
    </style:style>
    <style:style style:name="Table1.B" style:family="table-column">
      <style:table-column-properties style:column-width="0.9854in"/>
    </style:style>
    <style:style style:name="Table1.C" style:family="table-column">
      <style:table-column-properties style:column-width="2.7556in"/>
    </style:style>
    <style:style style:name="Table1.D" style:family="table-column">
      <style:table-column-properties style:column-width="1.2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8729in" fo:margin-left="0.0354in" table:align="left" style:writing-mode="lr-tb"/>
    </style:style>
    <style:style style:name="Table2.A" style:family="table-column">
      <style:table-column-properties style:column-width="1.9368in"/>
    </style:style>
    <style:style style:name="Table2.B" style:family="table-column">
      <style:table-column-properties style:column-width="1.9681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es" fo:country="EC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in" fo:margin-bottom="0in" style:contextual-spacing="false"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Figure_20_Index_20_1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10" style:family="paragraph" style:parent-style-name="Footer">
      <style:paragraph-properties fo:text-align="justify" style:justify-single-word="false"/>
      <style:text-properties fo:font-size="10pt" style:font-size-asian="10pt" style:font-size-complex="10pt"/>
    </style:style>
    <style:style style:name="P11" style:family="paragraph" style:parent-style-name="Heading_20_1">
      <style:paragraph-properties fo:margin-top="0in" fo:margin-bottom="0.0555in" style:contextual-spacing="false" fo:text-align="center" style:justify-single-word="false" fo:break-before="page"/>
    </style:style>
    <style:style style:name="P12" style:family="paragraph" style:parent-style-name="Heading_20_1">
      <style:paragraph-properties fo:margin-top="0in" fo:margin-bottom="0.0555in" style:contextual-spacing="false" fo:break-before="page"/>
    </style:style>
    <style:style style:name="P13" style:family="paragraph" style:parent-style-name="Heading_20_1">
      <style:text-properties officeooo:rsid="0012221a" officeooo:paragraph-rsid="0012221a"/>
    </style:style>
    <style:style style:name="P14" style:family="paragraph" style:parent-style-name="Heading_20_2">
      <style:text-properties officeooo:rsid="0012221a" officeooo:paragraph-rsid="0012221a"/>
    </style:style>
    <style:style style:name="P15" style:family="paragraph" style:parent-style-name="List_20_Paragraph" style:list-style-name="WWNum3"/>
    <style:style style:name="P16" style:family="paragraph" style:parent-style-name="List_20_Paragraph" style:list-style-name="WWNum2"/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2pt" fo:language="es" fo:country="EC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text-properties officeooo:paragraph-rsid="0012221a"/>
    </style:style>
    <style:style style:name="P21" style:family="paragraph" style:parent-style-name="Table_20_Contents">
      <style:text-properties fo:font-weight="bold" officeooo:rsid="0012221a" officeooo:paragraph-rsid="0012221a" style:font-weight-asian="bold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20935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s" fo:country="ES"/>
    </style:style>
    <style:style style:name="T9" style:family="text">
      <style:text-properties text:display="true"/>
    </style:style>
    <style:style style:name="T10" style:family="text">
      <style:text-properties style:font-name-asian="F" style:language-asian="es" style:country-asian="EC"/>
    </style:style>
    <style:style style:name="T11" style:family="text">
      <style:text-properties fo:font-size="10pt" fo:language="es" fo:country="ES" style:font-size-asian="10pt" style:font-size-complex="10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officeooo:rsid="0012093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la"/>
      </text:sequence-decls>
      <text:p text:style-name="P17" loext:marker-style-name="T1"><text:span text:style-name="T1">UNIVERSIDAD POLITÉCNICA SALESIANA</text:span><text:span text:style-name="T1"/></text:p>
      <text:p text:style-name="P17" loext:marker-style-name="T3"><text:span text:style-name="T3">Carrera de Computación</text:span><text:span text:style-name="T3"/></text:p>
      <text:p text:style-name="P17">PROYECTO DE VINCULACIÓN EMBLEMÁTICO E INTERDISCIPLINAR <text:line-break/>“Aplicación de herramientas tecnológicas para la innovación en unidades educativas” </text:p>
      <text:p text:style-name="P17" loext:marker-style-name="T4"><text:span text:style-name="T4">TIC-InnovaEdu</text:span><text:span text:style-name="T4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 loext:marker-style-name="T2"><text:span text:style-name="T2">&lt;Nombre del proyecto&gt;</text:span><text:span text:style-name="T2"/></text:p>
      <text:p text:style-name="P17" loext:marker-style-name="T5"><text:span text:style-name="T6">Diseño de Arquitectura</text:span><text:span text:style-name="T5"> de Software</text:span></text:p>
      <text:p text:style-name="P17" loext:marker-style-name="T5"><text:span text:style-name="T5">Versión 1.0.0</text:span><text:span text:style-name="T5"/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pan text:style-name="T13">Enero</text:span>, 202<text:span text:style-name="T13">5</text:span></text:p>
      <text:p text:style-name="P17">Guayaquil, Ecuador</text:p>
      <text:p text:style-name="Standard"><text:soft-page-break/></text:p>
      <text:h text:style-name="P11" text:outline-level="1"><text:bookmark-start text:name="_Toc183103779"/><text:bookmark-start text:name="__RefHeading___Toc7701_1180081898"/>Historial de Versionamiento<text:bookmark-end text:name="_Toc183103779"/><text:bookmark-end text:name="__RefHeading___Toc7701_118008189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 loext:marker-style-name="T7"><text:span text:style-name="T7">Fecha</text:span><text:span text:style-name="T7"/></text:p>
          </table:table-cell>
          <table:table-cell table:style-name="Table1.A1" office:value-type="string">
            <text:p text:style-name="P1" loext:marker-style-name="T7"><text:span text:style-name="T7">Versión</text:span><text:span text:style-name="T7"/></text:p>
          </table:table-cell>
          <table:table-cell table:style-name="Table1.A1" office:value-type="string">
            <text:p text:style-name="P1" loext:marker-style-name="T7"><text:span text:style-name="T7">Descripción</text:span><text:span text:style-name="T7"/></text:p>
          </table:table-cell>
          <table:table-cell table:style-name="Table1.A1" office:value-type="string">
            <text:p text:style-name="P1" loext:marker-style-name="T7"><text:span text:style-name="T7">Responsable</text:span><text:span text:style-name="T7"/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8">Contenido</text:p>
          </text:index-title>
          <text:p text:style-name="P4"><text:a xlink:type="simple" xlink:href="#__RefHeading___Toc7701_1180081898" text:style-name="Index_20_Link" text:visited-style-name="Index_20_Link">Historial de Versionamiento<text:tab/>3</text:a></text:p>
          <text:p text:style-name="P4"><text:a xlink:type="simple" xlink:href="#__RefHeading___Toc7703_1180081898" text:style-name="Index_20_Link" text:visited-style-name="Index_20_Link">Listado de tablas<text:tab/>5</text:a></text:p>
          <text:p text:style-name="P4"><text:a xlink:type="simple" xlink:href="#__RefHeading___Toc7705_1180081898" text:style-name="Index_20_Link" text:visited-style-name="Index_20_Link">Listado de gráficos<text:tab/>6</text:a></text:p>
          <text:p text:style-name="P4"><text:a xlink:type="simple" xlink:href="#__RefHeading___Toc7707_1180081898" text:style-name="Index_20_Link" text:visited-style-name="Index_20_Link">Introducción<text:tab/>7</text:a></text:p>
          <text:p text:style-name="P4"><text:a xlink:type="simple" xlink:href="#__RefHeading___Toc7709_1180081898" text:style-name="Index_20_Link" text:visited-style-name="Index_20_Link">Mapeo del Hardware y Software<text:tab/>7</text:a></text:p>
          <text:p text:style-name="P6"><text:a xlink:type="simple" xlink:href="#__RefHeading___Toc7711_1180081898" text:style-name="Index_20_Link" text:visited-style-name="Index_20_Link">Diagrama de Infraestructura<text:tab/>7</text:a></text:p>
          <text:p text:style-name="P6"><text:a xlink:type="simple" xlink:href="#__RefHeading___Toc7713_1180081898" text:style-name="Index_20_Link" text:visited-style-name="Index_20_Link">Diagrama de Arquitectura<text:tab/>7</text:a></text:p>
          <text:p text:style-name="P6"><text:a xlink:type="simple" xlink:href="#__RefHeading___Toc7715_1180081898" text:style-name="Index_20_Link" text:visited-style-name="Index_20_Link">Diagrama de Entidad-Relación<text:tab/>7</text:a></text:p>
          <text:p text:style-name="P4"><text:a xlink:type="simple" xlink:href="#__RefHeading___Toc7709_1180081898%20Copy%201" text:style-name="Index_20_Link" text:visited-style-name="Index_20_Link">Control de Acceso y Seguridad<text:tab/>7</text:a></text:p>
        </text:index-body>
      </text:table-of-content>
      <text:p text:style-name="Standard"/>
      <text:p text:style-name="Standard"/>
      <text:p text:style-name="Standard"/>
      <text:h text:style-name="P12" text:outline-level="1"><text:bookmark-start text:name="_Toc183103780"/><text:bookmark-start text:name="__RefHeading___Toc7703_1180081898"/>Listado de tablas<text:bookmark-end text:name="_Toc183103780"/><text:bookmark-end text:name="__RefHeading___Toc7703_1180081898"/></text:h>
      <text:illustration-index text:style-name="Sect1" text:protected="true" text:name="Table of Figures1">
        <text:illustration-index-source text:caption-sequence-name="Tabla" text:caption-sequence-format="text">
          <text:index-title-template text:style-name="Figure_20_Index_20_Heading"/>
          <text:illustration-index-entry-template text:style-name="Figure_20_Index_20_1">
            <text:index-entry-link-start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9" loext:marker-style-name="T10"><text:a xlink:type="simple" xlink:href="#_Toc183102753" text:style-name="Index_20_Link" text:visited-style-name="Index_20_Link">Tabla 1. Listado de los stakeholders.<text:span text:style-name="T9"><text:tab/>6</text:span></text:a></text:p>
        </text:index-body>
      </text:illustration-index>
      <text:p text:style-name="Standard"/>
      <text:p text:style-name="Standard"/>
      <text:p text:style-name="Standard"/>
      <text:h text:style-name="P12" text:outline-level="1"><text:bookmark-start text:name="_Toc183103781"/><text:bookmark-start text:name="__RefHeading___Toc7705_1180081898"/>Listado de gráficos<text:bookmark-end text:name="_Toc183103781"/><text:bookmark-end text:name="__RefHeading___Toc7705_1180081898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2" text:outline-level="1"><text:bookmark-start text:name="_Toc183103782"/><text:bookmark-start text:name="__RefHeading___Toc7707_1180081898"/>Introducción<text:bookmark-end text:name="_Toc183103782"/><text:bookmark-end text:name="__RefHeading___Toc7707_1180081898"/></text:h>
      <text:p text:style-name="Standard"/>
      <text:h text:style-name="P13" text:outline-level="1"><text:bookmark-start text:name="_Toc183103783"/><text:bookmark-start text:name="__RefHeading___Toc7709_1180081898"/>M<text:bookmark-end text:name="_Toc183103783"/>apeo del Hardware y Software<text:bookmark-end text:name="__RefHeading___Toc7709_1180081898"/></text:h>
      <text:p text:style-name="Standard"/>
      <text:h text:style-name="P14" text:outline-level="2"><text:bookmark-start text:name="__RefHeading___Toc7711_1180081898"/>Diagrama de Infraestructura<text:bookmark-end text:name="__RefHeading___Toc7711_1180081898"/></text:h>
      <text:p text:style-name="Standard"/>
      <text:p text:style-name="P20"/>
      <text:h text:style-name="P14" text:outline-level="2"><text:bookmark-start text:name="__RefHeading___Toc7713_1180081898"/>Diagrama de Arquitectura<text:bookmark-end text:name="__RefHeading___Toc7713_1180081898"/></text:h>
      <text:p text:style-name="P20"/>
      <text:p text:style-name="P20"/>
      <text:h text:style-name="P14" text:outline-level="2"><text:bookmark-start text:name="__RefHeading___Toc7715_1180081898"/>Diagrama de Entidad-Relación<text:bookmark-end text:name="__RefHeading___Toc7715_1180081898"/></text:h>
      <text:p text:style-name="P20"/>
      <text:p text:style-name="P20"/>
      <text:p text:style-name="P20"/>
      <text:p text:style-name="P20"/>
      <text:p text:style-name="P20"/>
      <text:h text:style-name="P13" text:outline-level="1"><text:bookmark-start text:name="__RefHeading___Toc7709_1180081898 Copy 1"/>Control de Acceso y Seguridad<text:bookmark-end text:name="__RefHeading___Toc7709_1180081898 Copy 1"/></text:h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21">Actores</text:p>
          </table:table-cell>
          <table:table-cell table:style-name="Table2.A1" office:value-type="string">
            <text:p text:style-name="P21">Descripción</text:p>
          </table:table-cell>
          <table:table-cell table:style-name="Table2.C1" office:value-type="string">
            <text:p text:style-name="P21">Tareas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s" fo:country="EC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es" fo:country="EC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fo:color="#0e2841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style:letter-kerning="false" style:font-size-asian="16pt" style:language-asian="es" style:country-asian="EC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</style:style>
    <style:style style:name="Figure_20_Index_20_1" style:display-name="Figure Index 1" style:family="paragraph" style:parent-style-name="Standard" style:next-style-name="Standard" style:class="index">
      <style:paragraph-properties fo:margin-top="0in" fo:margin-bottom="0in" style:contextual-spacing="false"/>
    </style:style>
    <style:style style:name="Marginalia" style:family="paragraph" style:parent-style-name="Standard" loext:linked-style-name="Texto_20_comentario_20_C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Asunto_20_del_20_comentario_20_C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 loext:linked-style-name="Marginalia">
      <style:text-properties fo:font-size="10pt" style:font-size-asian="10pt" style:font-size-complex="10pt"/>
    </style:style>
    <style:style style:name="Asunto_20_del_20_comentario_20_Car" style:display-name="Asunto del comentario Car" style:family="text" style:parent-style-name="Texto_20_comentario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Footer">
      <style:paragraph-properties fo:text-align="justify" style:justify-single-word="false"/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language="es" fo:country="ES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2">Página </text:span><text:span text:style-name="MT1"><text:page-number style:num-format="1" text:select-page="current">4</text:page-number></text:span><text:span text:style-name="MT2"><text:s/>de </text:span><text:span text:style-name="MT1"><text:page-count style:num-format="1">7</text:page-count></text:span></text:p>
        <text:p text:style-name="MP2" loext:marker-style-name="MT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uillermo Omar Pizarro Vasquez</meta:initial-creator>
    <dc:creator>Guillermo Pizarro</dc:creator>
    <meta:editing-cycles>22</meta:editing-cycles>
    <meta:creation-date>2024-11-21T17:30:00</meta:creation-date>
    <dc:date>2025-01-20T17:02:15.639742100</dc:date>
    <meta:editing-duration>PT5H8M15S</meta:editing-duration>
    <meta:generator>LibreOffice/24.2.7.2$Linux_X86_64 LibreOffice_project/420$Build-2</meta:generator>
    <meta:document-statistic meta:table-count="2" meta:image-count="0" meta:object-count="0" meta:page-count="7" meta:paragraph-count="37" meta:word-count="123" meta:character-count="866" meta:non-whitespace-character-count="778"/>
    <meta:user-defined meta:name="AppVersion">16.0000</meta:user-defined>
    <meta:template xlink:type="simple" xlink:actuate="onRequest" xlink:title="Normal.dotm" xlink:href=""/>
  </office:meta>
</office:document-meta>
</file>